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38.4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Поиск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Мероприятия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Предложения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Выбор места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Выходные данные и контактная информация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Выходные данные и контактная информация — {{appName}}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Достопримечательности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Страница не найдена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 — это ваш виртуальный гид по Германии. Здесь вы узнаете информацию о жизни страны и о проводимых здесь мероприятиях, а также сможете получить консультации — всегда в актуальном виде и на вашем языке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Создать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К сожалению, ваш язык здесь не используется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Выбор языка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Последнее изменение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Информация о жизни страны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Предложения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Мероприятия</text:p>
          </table:table-cell>
        </table:table-row>
        <table:table-row table:style-name="ro1">
          <table:table-cell office:value-type="string" calcext:value-type="string">
            <text:p>dashboard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dashboard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К сожалению, этот язык здесь не используется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К сожалению, этот город не найден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К сожалению, эта страница не найдена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К сожалению, это событие не найдено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К сожалению, это предложение не найдено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К сожалению, эта достопримечательность не найдена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К сожалению, эта страница не найдена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Соединение с сервером прервано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Не удалось обработать запрос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Не удалось обработать ответ сервера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Произошла неизвестная ошибка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Повторить попытку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К сожалению, не удалось загрузить страницу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Выбор языка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К начальной странице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К категориям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К мероприятиям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К предложениям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Ошибка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Произошла ошибка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К сожалению, сменить язык не удалось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Выбранный язык недоступен в автономном режиме. Необходимо подключение к Интернету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Местоположение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Мероприятия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Актуальные мероприятия отсутствуют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Технические функции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Содержимое ресурса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Предложение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Контактная информация и выходные данные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Поиск по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Содержимое страницы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Содержимое мероприятия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Отправить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При отправке отзыва произошла ошибка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Отзывы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Что вам помогло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Что мы можем улучшить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На что оставлен этот отзыв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Содержит ли эта страница полезную информацию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К сожалению, подходящие результаты не найдены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Ваш отзывы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Не нашли, что искали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Какая информация здесь отсутствует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Отзыв отправлен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Большое спасибо за отзыв. Ваши отзывы помогают нам улучшать содержимое и функции приложения {{appName}}. Мы будем рады получению дополнительной обратной связи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Эта страница не содержит полезной информации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Эта страница содержит полезную информацию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 — это ваш цифровой гид по Германии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Поиск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Быстрый поиск необходимой информации по ключевым словам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Смена языка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Простая смена языка отдельных страниц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Мероприятия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Актуальные мероприятия и события рядом с вами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Предложения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Поиск работы, поиск стажировки и многое другое рядом с вами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Нажав на кнопку "{{accept}}", я разрешаю приложению {{appName}}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Стабильность приложения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 улучшать приложение {{appName}} при помощи автоматической отправки сообщений о сбоях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-уведомления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отправлять актуальные местные новости при помощи Push-уведомлений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Места поблизости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предлагать места поблизости при помощи моих GPS-координат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Пропустить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Сохранить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Настроить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Отклонить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Принять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Политика конфиденциальности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Поиск места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Места рядом со мной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Мест рядом с вами не найдено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Для отображения мест рядом с вами активируйте службу геолокации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Выходные данные и контактная информация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Защита данных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Предложения</text:p>
          </table:table-cell>
        </table:table-row>
        <table:table-row table:style-name="ro1">
          <table:table-cell office:value-type="string" calcext:value-type="string">
            <text:p>layout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Информация о жизни страны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Мероприятия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Нет мероприятий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Недоступно на других языках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Перевод недоступен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Поиск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Изменить местоположение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Изменить язык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Поделиться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Найдено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К сожалению, не удалось поделиться содержимым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Выходные данные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local</text:p>
          </table:table-cell>
          <table:table-cell office:value-type="string" calcext:value-type="string">
            <text:p>Lokal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Предложения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Стабильность приложения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Повышение стабильности работы приложения {{appName}} путем автоматической отправки сообщений о сбоях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Push-уведомления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Push-уведомления необходимы для получения самых актуальных местных новостей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Места поблизости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При помощи GPS-координат вы будете узнавать о предложениях в находящихся поблизости местах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Что такое {{appName}}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Политика конфиденциальности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Версия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Лицензии на ПО с открытым исходным кодом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Разрешить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Отключить функцию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Предложения отсутствуют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Предложения отсутствуют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Отопление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Вода/канализация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Вывоз мусора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Очистка труб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Прочее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Гараж/парковочное место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Прочее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Кухня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Ванная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Туалет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Детская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Детская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Детская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Спальня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Гостиная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Прихожая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Кладовая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Подвал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Балкон / террас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03" meta:object-count="0"/>
    <meta:generator>LibreOffice/6.4.5.2$Linux_X86_64 LibreOffice_project/40$Build-2</meta:generator>
  </office:meta>
</office:document-meta>
</file>